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UKai HK" svg:font-family="'AR PL UKai HK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style:font-name-asian="DejaVu Math TeX Gyre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officeooo:paragraph-rsid="00411fd9" style:font-name-asian="AR PL UKai HK" style:font-size-asian="12pt" style:font-size-complex="12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8pt" fo:font-weight="bold" officeooo:rsid="0052cfef" officeooo:paragraph-rsid="0052cfef" style:font-name-asian="DejaVu Math TeX Gyre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officeooo:rsid="005821c4" officeooo:paragraph-rsid="005821c4" style:font-name-asian="AR PL UKai HK" style:font-size-asian="12pt" style:font-size-complex="12pt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officeooo:rsid="005821c4" officeooo:paragraph-rsid="007453ec" style:font-name-asian="AR PL UKai HK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橫眉冷對千夫指</text:p>
      <text:p text:style-name="P1"/>
      <text:p text:style-name="P2"/>
      <text:p text:style-name="P4">凡事無十全十美</text:p>
      <text:p text:style-name="P4">傷害總是難免</text:p>
      <text:p text:style-name="P4">但只要是本着善意和良心</text:p>
      <text:p text:style-name="P4">就只管放開手腳去做</text:p>
      <text:p text:style-name="P4">自信一點</text:p>
      <text:p text:style-name="P4">不要被外界干擾</text:p>
      <text:p text:style-name="P4">衆人者</text:p>
      <text:p text:style-name="P4">懶思者多</text:p>
      <text:p text:style-name="P4">盲目者衆</text:p>
      <text:p text:style-name="P4">不要因害怕孤獨</text:p>
      <text:p text:style-name="P4">而削尖腦袋去迎合和鑽入人羣</text:p>
      <text:p text:style-name="P4">更不需害怕別人的口舌與眼神</text:p>
      <text:p text:style-name="P4">內心強大堅定一些</text:p>
      <text:p text:style-name="P4">再大膽一些</text:p>
      <text:p text:style-name="P4">縱使真有千夫手指</text:p>
      <text:p text:style-name="P4">也只需橫眉冷對</text:p>
      <text:p text:style-name="P4">人生在世</text:p>
      <text:p text:style-name="P4">孰能無過呢</text:p>
      <text:p text:style-name="P4">勇於承擔就是了</text:p>
      <text:p text:style-name="P4">最大不過是償命</text:p>
      <text:p text:style-name="P4"/>
      <text:p text:style-name="P4">儘管這世界越來越奇怪</text:p>
      <text:p text:style-name="P4">什麼天道地道</text:p>
      <text:p text:style-name="P4">我只管人間道</text:p>
      <text:p text:style-name="P4">我相信</text:p>
      <text:p text:style-name="P4">我們來人間是帶着使命的</text:p>
      <text:p text:style-name="P4">傳播真相</text:p>
      <text:p text:style-name="P4">是其中之一</text:p>
      <text:p text:style-name="P4">也是最基本的行善和傳道</text:p>
      <text:p text:style-name="P4">我們每個人都是渡人渡己的菩薩</text:p>
      <text:p text:style-name="P4">在這亦神亦魔的世界</text:p>
      <text:p text:style-name="P5">修心成佛</text:p>
      <text:p text:style-name="P5">知須言</text:p>
      <text:p text:style-name="P5">知不言</text:p>
      <text:p text:style-name="P4">而不是做個永遠沉默的雕像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UKai HK" svg:font-family="'AR PL UKai HK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09-21T12:05:47.817005610</dc:date>
    <meta:editing-duration>PT2H19M59S</meta:editing-duration>
    <meta:editing-cycles>104</meta:editing-cycles>
    <meta:document-statistic meta:table-count="0" meta:image-count="0" meta:object-count="0" meta:page-count="1" meta:paragraph-count="35" meta:word-count="247" meta:character-count="247" meta:non-whitespace-character-count="247"/>
  </office:meta>
</office:document-meta>
</file>